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5.86">
            <text:p>5.8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6.47308565490966">
            <text:p>6.4731</text:p>
          </table:table-cell>
          <table:table-cell table:style-name="ce3" office:value-type="float" office:value="28.94">
            <text:p>28.9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31.9677643094003">
            <text:p>31.9678</text:p>
          </table:table-cell>
          <table:table-cell table:style-name="ce3" office:value-type="float" office:value="28.61">
            <text:p>28.61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1.6032390080146">
            <text:p>31.6032</text:p>
          </table:table-cell>
          <table:table-cell table:style-name="ce3" office:value-type="float" office:value="27.96">
            <text:p>27.96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0.8852346264973">
            <text:p>30.885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5.86">
            <text:p>5.8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6.40899569793036">
            <text:p>6.4090</text:p>
          </table:table-cell>
          <table:table-cell table:style-name="ce4" table:formula="of:=[.S2]" office:value-type="float" office:value="28.94">
            <text:p>28.9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31.6512517914854">
            <text:p>31.6513</text:p>
          </table:table-cell>
          <table:table-cell table:style-name="ce4" table:formula="of:=[.V2]" office:value-type="float" office:value="28.61">
            <text:p>28.61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1.2903356514996">
            <text:p>31.2903</text:p>
          </table:table-cell>
          <table:table-cell table:style-name="ce4" table:formula="of:=[.Y2]" office:value-type="float" office:value="27.96">
            <text:p>27.96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0.5794402242547">
            <text:p>30.579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5.86">
            <text:p>5.8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6.34554029498055">
            <text:p>6.3455</text:p>
          </table:table-cell>
          <table:table-cell table:style-name="ce4" table:formula="of:=[.S3]" office:value-type="float" office:value="28.94">
            <text:p>28.9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31.3378730608766">
            <text:p>31.3379</text:p>
          </table:table-cell>
          <table:table-cell table:style-name="ce4" table:formula="of:=[.V3]" office:value-type="float" office:value="28.61">
            <text:p>28.61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0.9805303480194">
            <text:p>30.9805</text:p>
          </table:table-cell>
          <table:table-cell table:style-name="ce4" table:formula="of:=[.Y3]" office:value-type="float" office:value="27.96">
            <text:p>27.96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2766734893611">
            <text:p>30.276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5.86">
            <text:p>5.8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6.28271316334708">
            <text:p>6.2827</text:p>
          </table:table-cell>
          <table:table-cell table:style-name="ce4" table:formula="of:=[.S4]" office:value-type="float" office:value="28.94">
            <text:p>28.9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31.0275970899769">
            <text:p>31.0276</text:p>
          </table:table-cell>
          <table:table-cell table:style-name="ce4" table:formula="of:=[.V4]" office:value-type="float" office:value="28.61">
            <text:p>28.61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0.6737924237816">
            <text:p>30.6738</text:p>
          </table:table-cell>
          <table:table-cell table:style-name="ce4" table:formula="of:=[.Y4]" office:value-type="float" office:value="27.96">
            <text:p>27.96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29.976904444912">
            <text:p>29.976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5.86">
            <text:p>5.8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6.22050808252186">
            <text:p>6.2205</text:p>
          </table:table-cell>
          <table:table-cell table:style-name="ce4" table:formula="of:=[.S5]" office:value-type="float" office:value="28.94">
            <text:p>28.9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30.7203931583929">
            <text:p>30.7204</text:p>
          </table:table-cell>
          <table:table-cell table:style-name="ce4" table:formula="of:=[.V5]" office:value-type="float" office:value="28.61">
            <text:p>28.61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0.3700915086946">
            <text:p>30.3701</text:p>
          </table:table-cell>
          <table:table-cell table:style-name="ce4" table:formula="of:=[.Y5]" office:value-type="float" office:value="27.96">
            <text:p>27.96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29.680103410804">
            <text:p>29.6801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5.86">
            <text:p>5.8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6.158918893586">
            <text:p>6.1589</text:p>
          </table:table-cell>
          <table:table-cell table:style-name="ce4" table:formula="of:=[.S6]" office:value-type="float" office:value="28.94">
            <text:p>28.9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30.416230849894">
            <text:p>30.4162</text:p>
          </table:table-cell>
          <table:table-cell table:style-name="ce4" table:formula="of:=[.V6]" office:value-type="float" office:value="28.61">
            <text:p>28.61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0.069397533361">
            <text:p>30.0694</text:p>
          </table:table-cell>
          <table:table-cell table:style-name="ce4" table:formula="of:=[.Y6]" office:value-type="float" office:value="27.96">
            <text:p>27.96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29.386241000796">
            <text:p>29.386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5.86">
            <text:p>5.8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6.0979394986">
            <text:p>6.0979</text:p>
          </table:table-cell>
          <table:table-cell table:style-name="ce4" table:formula="of:=[.S7]" office:value-type="float" office:value="28.94">
            <text:p>28.9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30.1150800494">
            <text:p>30.1151</text:p>
          </table:table-cell>
          <table:table-cell table:style-name="ce4" table:formula="of:=[.V7]" office:value-type="float" office:value="28.61">
            <text:p>28.61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29.7716807261">
            <text:p>29.7717</text:p>
          </table:table-cell>
          <table:table-cell table:style-name="ce4" table:formula="of:=[.Y7]" office:value-type="float" office:value="27.96">
            <text:p>27.96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0952881196">
            <text:p>29.095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5.86">
            <text:p>5.8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6.03756386">
            <text:p>6.0376</text:p>
          </table:table-cell>
          <table:table-cell table:style-name="ce4" table:formula="of:=[.S8]" office:value-type="float" office:value="28.94">
            <text:p>28.9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29.81691094">
            <text:p>29.8169</text:p>
          </table:table-cell>
          <table:table-cell table:style-name="ce4" table:formula="of:=[.V8]" office:value-type="float" office:value="28.61">
            <text:p>28.61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29.47691161">
            <text:p>29.4769</text:p>
          </table:table-cell>
          <table:table-cell table:style-name="ce4" table:formula="of:=[.Y8]" office:value-type="float" office:value="27.96">
            <text:p>27.96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8.80721596">
            <text:p>28.807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5.86">
            <text:p>5.8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5.977786">
            <text:p>5.9778</text:p>
          </table:table-cell>
          <table:table-cell table:style-name="ce4" table:formula="of:=[.S9]" office:value-type="float" office:value="28.94">
            <text:p>28.9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29.521694">
            <text:p>29.5217</text:p>
          </table:table-cell>
          <table:table-cell table:style-name="ce4" table:formula="of:=[.V9]" office:value-type="float" office:value="28.61">
            <text:p>28.61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29.185061">
            <text:p>29.1851</text:p>
          </table:table-cell>
          <table:table-cell table:style-name="ce4" table:formula="of:=[.Y9]" office:value-type="float" office:value="27.96">
            <text:p>27.96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8.521996">
            <text:p>28.5220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5.86">
            <text:p>5.8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5.9186">
            <text:p>5.9186</text:p>
          </table:table-cell>
          <table:table-cell table:style-name="ce4" table:formula="of:=[.S10]" office:value-type="float" office:value="28.94">
            <text:p>28.9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29.2294">
            <text:p>29.2294</text:p>
          </table:table-cell>
          <table:table-cell table:style-name="ce4" table:formula="of:=[.V10]" office:value-type="float" office:value="28.61">
            <text:p>28.61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8.8961">
            <text:p>28.8961</text:p>
          </table:table-cell>
          <table:table-cell table:style-name="ce4" table:formula="of:=[.Y10]" office:value-type="float" office:value="27.96">
            <text:p>27.96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2396">
            <text:p>28.2396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5.86">
            <text:p>5.8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5.86">
            <text:p>5.8600</text:p>
          </table:table-cell>
          <table:table-cell table:style-name="ce4" table:formula="of:=[.S11]" office:value-type="float" office:value="28.94">
            <text:p>28.9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28.94">
            <text:p>28.9400</text:p>
          </table:table-cell>
          <table:table-cell table:style-name="ce4" table:formula="of:=[.V11]" office:value-type="float" office:value="28.61">
            <text:p>28.61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8.61">
            <text:p>28.6100</text:p>
          </table:table-cell>
          <table:table-cell table:style-name="ce4" table:formula="of:=[.Y11]" office:value-type="float" office:value="27.96">
            <text:p>27.96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7.96">
            <text:p>27.96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5.86">
            <text:p>5.8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5.8019801980198">
            <text:p>5.8020</text:p>
          </table:table-cell>
          <table:table-cell table:style-name="ce4" table:formula="of:=[.S12]" office:value-type="float" office:value="28.94">
            <text:p>28.9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28.6534653465347">
            <text:p>28.6535</text:p>
          </table:table-cell>
          <table:table-cell table:style-name="ce4" table:formula="of:=[.V12]" office:value-type="float" office:value="28.61">
            <text:p>28.61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8.3267326732673">
            <text:p>28.3267</text:p>
          </table:table-cell>
          <table:table-cell table:style-name="ce4" table:formula="of:=[.Y12]" office:value-type="float" office:value="27.96">
            <text:p>27.96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7.6831683168317">
            <text:p>27.683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5.86">
            <text:p>5.8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5.74453484952456">
            <text:p>5.7445</text:p>
          </table:table-cell>
          <table:table-cell table:style-name="ce4" table:formula="of:=[.S13]" office:value-type="float" office:value="28.94">
            <text:p>28.9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28.3697676698363">
            <text:p>28.3698</text:p>
          </table:table-cell>
          <table:table-cell table:style-name="ce4" table:formula="of:=[.V13]" office:value-type="float" office:value="28.61">
            <text:p>28.61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8.046269973532">
            <text:p>28.0463</text:p>
          </table:table-cell>
          <table:table-cell table:style-name="ce4" table:formula="of:=[.Y13]" office:value-type="float" office:value="27.96">
            <text:p>27.96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7.4090775414175">
            <text:p>27.409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5.86">
            <text:p>5.8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5.687658266856">
            <text:p>5.6877</text:p>
          </table:table-cell>
          <table:table-cell table:style-name="ce4" table:formula="of:=[.S14]" office:value-type="float" office:value="28.94">
            <text:p>28.9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28.088878881026">
            <text:p>28.0889</text:p>
          </table:table-cell>
          <table:table-cell table:style-name="ce4" table:formula="of:=[.V14]" office:value-type="float" office:value="28.61">
            <text:p>28.61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7.7685841322099">
            <text:p>27.7686</text:p>
          </table:table-cell>
          <table:table-cell table:style-name="ce4" table:formula="of:=[.Y14]" office:value-type="float" office:value="27.96">
            <text:p>27.96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1377005360569">
            <text:p>27.137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5.86">
            <text:p>5.8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5.6313448186693">
            <text:p>5.6313</text:p>
          </table:table-cell>
          <table:table-cell table:style-name="ce4" table:formula="of:=[.S15]" office:value-type="float" office:value="28.94">
            <text:p>28.9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27.8107711693327">
            <text:p>27.8108</text:p>
          </table:table-cell>
          <table:table-cell table:style-name="ce4" table:formula="of:=[.V15]" office:value-type="float" office:value="28.61">
            <text:p>28.61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7.4936476556534">
            <text:p>27.4936</text:p>
          </table:table-cell>
          <table:table-cell table:style-name="ce4" table:formula="of:=[.Y15]" office:value-type="float" office:value="27.96">
            <text:p>27.96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6.8690104317395">
            <text:p>26.8690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5.86">
            <text:p>5.8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5.57558892937555">
            <text:p>5.5756</text:p>
          </table:table-cell>
          <table:table-cell table:style-name="ce4" table:formula="of:=[.S16]" office:value-type="float" office:value="28.94">
            <text:p>28.9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27.5354169993393">
            <text:p>27.5354</text:p>
          </table:table-cell>
          <table:table-cell table:style-name="ce4" table:formula="of:=[.V16]" office:value-type="float" office:value="28.61">
            <text:p>28.61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27.2214333224291">
            <text:p>27.2214</text:p>
          </table:table-cell>
          <table:table-cell table:style-name="ce4" table:formula="of:=[.Y16]" office:value-type="float" office:value="27.96">
            <text:p>27.96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6.6029806254847">
            <text:p>26.603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5.86">
            <text:p>5.8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5.52038507858965">
            <text:p>5.5204</text:p>
          </table:table-cell>
          <table:table-cell table:style-name="ce4" table:formula="of:=[.S17]" office:value-type="float" office:value="28.94">
            <text:p>28.9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27.2627891082567">
            <text:p>27.2628</text:p>
          </table:table-cell>
          <table:table-cell table:style-name="ce4" table:formula="of:=[.V17]" office:value-type="float" office:value="28.61">
            <text:p>28.61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26.9519141806229">
            <text:p>26.9519</text:p>
          </table:table-cell>
          <table:table-cell table:style-name="ce4" table:formula="of:=[.Y17]" office:value-type="float" office:value="27.96">
            <text:p>27.96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3395847777076">
            <text:p>26.339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5.86">
            <text:p>5.8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5.46572780058381">
            <text:p>5.4657</text:p>
          </table:table-cell>
          <table:table-cell table:style-name="ce4" table:formula="of:=[.S18]" office:value-type="float" office:value="28.94">
            <text:p>28.9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26.9928605032245">
            <text:p>26.9929</text:p>
          </table:table-cell>
          <table:table-cell table:style-name="ce4" table:formula="of:=[.V18]" office:value-type="float" office:value="28.61">
            <text:p>28.61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26.6850635451711">
            <text:p>26.6851</text:p>
          </table:table-cell>
          <table:table-cell table:style-name="ce4" table:formula="of:=[.Y18]" office:value-type="float" office:value="27.96">
            <text:p>27.96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0787968096115">
            <text:p>26.078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5.86">
            <text:p>5.8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5.41161168374635">
            <text:p>5.4116</text:p>
          </table:table-cell>
          <table:table-cell table:style-name="ce4" table:formula="of:=[.S19]" office:value-type="float" office:value="28.94">
            <text:p>28.9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26.7256044586381">
            <text:p>26.7256</text:p>
          </table:table-cell>
          <table:table-cell table:style-name="ce4" table:formula="of:=[.V19]" office:value-type="float" office:value="28.61">
            <text:p>28.61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26.420854995219">
            <text:p>26.4209</text:p>
          </table:table-cell>
          <table:table-cell table:style-name="ce4" table:formula="of:=[.Y19]" office:value-type="float" office:value="27.96">
            <text:p>27.96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5.8205909006054">
            <text:p>25.820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5.86">
            <text:p>5.8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5.35803137004589">
            <text:p>5.3580</text:p>
          </table:table-cell>
          <table:table-cell table:style-name="ce4" table:formula="of:=[.S20]" office:value-type="float" office:value="28.94">
            <text:p>28.9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26.4609945135031">
            <text:p>26.4610</text:p>
          </table:table-cell>
          <table:table-cell table:style-name="ce4" table:formula="of:=[.V20]" office:value-type="float" office:value="28.61">
            <text:p>28.61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6.1592623715039">
            <text:p>26.1593</text:p>
          </table:table-cell>
          <table:table-cell table:style-name="ce4" table:formula="of:=[.Y20]" office:value-type="float" office:value="27.96">
            <text:p>27.96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5.564941485748">
            <text:p>25.564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5.86">
            <text:p>5.8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5.30498155450088">
            <text:p>5.3050</text:p>
          </table:table-cell>
          <table:table-cell table:style-name="ce4" table:formula="of:=[.S21]" office:value-type="float" office:value="28.94">
            <text:p>28.9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26.1990044688149">
            <text:p>26.1990</text:p>
          </table:table-cell>
          <table:table-cell table:style-name="ce4" table:formula="of:=[.V21]" office:value-type="float" office:value="28.61">
            <text:p>28.61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5.9002597737663">
            <text:p>25.9003</text:p>
          </table:table-cell>
          <table:table-cell table:style-name="ce4" table:formula="of:=[.Y21]" office:value-type="float" office:value="27.96">
            <text:p>27.96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3118232532158">
            <text:p>25.311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17">
            <text:p>28.170</text:p>
          </table:table-cell>
          <table:table-cell office:value-type="float" office:value="10">
            <text:p>10</text:p>
          </table:table-cell>
          <table:table-cell table:formula="of:=[.C26]*1.01" office:value-type="float" office:value="31.1172052728336">
            <text:p>31.1172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9.4">
            <text:p>9.40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0.3834479788653">
            <text:p>10.3834</text:p>
          </table:table-cell>
          <table:table-cell table:style-name="ce3" office:value-type="float" office:value="19.59">
            <text:p>19.590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21.6395474368055">
            <text:p>21.6395</text:p>
          </table:table-cell>
          <table:table-cell table:style-name="ce3" office:value-type="float" office:value="0.809">
            <text:p>0.809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0.893639299457665">
            <text:p>0.8936</text:p>
          </table:table-cell>
          <table:table-cell table:style-name="ce3" office:value-type="float" office:value="0.8">
            <text:p>0.80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0.883697700328963">
            <text:p>0.8837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8.17">
            <text:p>28.1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30.8091141315185">
            <text:p>30.8091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9.4">
            <text:p>9.40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0.280641563233">
            <text:p>10.2806</text:p>
          </table:table-cell>
          <table:table-cell table:style-name="ce4" table:formula="of:=[.S25]" office:value-type="float" office:value="19.59">
            <text:p>19.590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21.4252944918866">
            <text:p>21.4253</text:p>
          </table:table-cell>
          <table:table-cell table:style-name="ce4" table:formula="of:=[.V25]" office:value-type="float" office:value="0.809">
            <text:p>0.809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0.884791385601648">
            <text:p>0.8848</text:p>
          </table:table-cell>
          <table:table-cell table:style-name="ce4" table:formula="of:=[.Y25]" office:value-type="float" office:value="0.8">
            <text:p>0.80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0.874948218147489">
            <text:p>0.874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8.17">
            <text:p>28.1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30.504073397543">
            <text:p>30.5041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9.4">
            <text:p>9.40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0.178853032904">
            <text:p>10.1789</text:p>
          </table:table-cell>
          <table:table-cell table:style-name="ce4" table:formula="of:=[.S26]" office:value-type="float" office:value="19.59">
            <text:p>19.590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21.2131628632541">
            <text:p>21.2132</text:p>
          </table:table-cell>
          <table:table-cell table:style-name="ce4" table:formula="of:=[.V26]" office:value-type="float" office:value="0.809">
            <text:p>0.809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0.876031074853117">
            <text:p>0.8760</text:p>
          </table:table-cell>
          <table:table-cell table:style-name="ce4" table:formula="of:=[.Y26]" office:value-type="float" office:value="0.8">
            <text:p>0.80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0.866285364502464">
            <text:p>0.866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8.17">
            <text:p>28.1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30.2020528688545">
            <text:p>30.2021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9.4">
            <text:p>9.40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0.0780723098059">
            <text:p>10.0781</text:p>
          </table:table-cell>
          <table:table-cell table:style-name="ce4" table:formula="of:=[.S27]" office:value-type="float" office:value="19.59">
            <text:p>19.590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21.0031315477763">
            <text:p>21.0031</text:p>
          </table:table-cell>
          <table:table-cell table:style-name="ce4" table:formula="of:=[.V27]" office:value-type="float" office:value="0.809">
            <text:p>0.809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0.867357499854571">
            <text:p>0.8674</text:p>
          </table:table-cell>
          <table:table-cell table:style-name="ce4" table:formula="of:=[.Y27]" office:value-type="float" office:value="0.8">
            <text:p>0.80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0.857708281685608">
            <text:p>0.8577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8.17">
            <text:p>28.1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9.9030226424302">
            <text:p>29.9030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9.4">
            <text:p>9.40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9.9782894156494">
            <text:p>9.9783</text:p>
          </table:table-cell>
          <table:table-cell table:style-name="ce4" table:formula="of:=[.S28]" office:value-type="float" office:value="19.59">
            <text:p>19.590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20.7951797502736">
            <text:p>20.7952</text:p>
          </table:table-cell>
          <table:table-cell table:style-name="ce4" table:formula="of:=[.V28]" office:value-type="float" office:value="0.809">
            <text:p>0.809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858769801836209">
            <text:p>0.8588</text:p>
          </table:table-cell>
          <table:table-cell table:style-name="ce4" table:formula="of:=[.Y28]" office:value-type="float" office:value="0.8">
            <text:p>0.80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0.8492161204808">
            <text:p>0.8492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8.17">
            <text:p>28.1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9.606953111317">
            <text:p>29.6070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9.4">
            <text:p>9.40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9.87949447094">
            <text:p>9.8795</text:p>
          </table:table-cell>
          <table:table-cell table:style-name="ce4" table:formula="of:=[.S29]" office:value-type="float" office:value="19.59">
            <text:p>19.590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20.589286881459">
            <text:p>20.5893</text:p>
          </table:table-cell>
          <table:table-cell table:style-name="ce4" table:formula="of:=[.V29]" office:value-type="float" office:value="0.809">
            <text:p>0.809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8502671305309">
            <text:p>0.8503</text:p>
          </table:table-cell>
          <table:table-cell table:style-name="ce4" table:formula="of:=[.Y29]" office:value-type="float" office:value="0.8">
            <text:p>0.80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0.84080804008">
            <text:p>0.840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8.17">
            <text:p>28.1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9.3138149617">
            <text:p>29.3138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9.4">
            <text:p>9.40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9.781677694">
            <text:p>9.7817</text:p>
          </table:table-cell>
          <table:table-cell table:style-name="ce4" table:formula="of:=[.S30]" office:value-type="float" office:value="19.59">
            <text:p>19.590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20.3854325559">
            <text:p>20.3854</text:p>
          </table:table-cell>
          <table:table-cell table:style-name="ce4" table:formula="of:=[.V30]" office:value-type="float" office:value="0.809">
            <text:p>0.809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84184864409">
            <text:p>0.8418</text:p>
          </table:table-cell>
          <table:table-cell table:style-name="ce4" table:formula="of:=[.Y30]" office:value-type="float" office:value="0.8">
            <text:p>0.80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832483208">
            <text:p>0.8325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8.17">
            <text:p>28.1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9.02357917">
            <text:p>29.0236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9.4">
            <text:p>9.40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9.6848294">
            <text:p>9.6848</text:p>
          </table:table-cell>
          <table:table-cell table:style-name="ce4" table:formula="of:=[.S31]" office:value-type="float" office:value="19.59">
            <text:p>19.590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20.18359659">
            <text:p>20.1836</text:p>
          </table:table-cell>
          <table:table-cell table:style-name="ce4" table:formula="of:=[.V31]" office:value-type="float" office:value="0.809">
            <text:p>0.809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833513509">
            <text:p>0.8335</text:p>
          </table:table-cell>
          <table:table-cell table:style-name="ce4" table:formula="of:=[.Y31]" office:value-type="float" office:value="0.8">
            <text:p>0.80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8242408">
            <text:p>0.824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8.17">
            <text:p>28.1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8.736217">
            <text:p>28.7362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9.4">
            <text:p>9.40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9.58894">
            <text:p>9.5889</text:p>
          </table:table-cell>
          <table:table-cell table:style-name="ce4" table:formula="of:=[.S32]" office:value-type="float" office:value="19.59">
            <text:p>19.590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9.983759">
            <text:p>19.9838</text:p>
          </table:table-cell>
          <table:table-cell table:style-name="ce4" table:formula="of:=[.V32]" office:value-type="float" office:value="0.809">
            <text:p>0.809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8252609">
            <text:p>0.8253</text:p>
          </table:table-cell>
          <table:table-cell table:style-name="ce4" table:formula="of:=[.Y32]" office:value-type="float" office:value="0.8">
            <text:p>0.80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81608">
            <text:p>0.816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8.17">
            <text:p>28.1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8.4517">
            <text:p>28.4517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9.4">
            <text:p>9.40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9.494">
            <text:p>9.4940</text:p>
          </table:table-cell>
          <table:table-cell table:style-name="ce4" table:formula="of:=[.S33]" office:value-type="float" office:value="19.59">
            <text:p>19.590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9.7859">
            <text:p>19.7859</text:p>
          </table:table-cell>
          <table:table-cell table:style-name="ce4" table:formula="of:=[.V33]" office:value-type="float" office:value="0.809">
            <text:p>0.809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81709">
            <text:p>0.8171</text:p>
          </table:table-cell>
          <table:table-cell table:style-name="ce4" table:formula="of:=[.Y33]" office:value-type="float" office:value="0.8">
            <text:p>0.80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808">
            <text:p>0.8080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8.17">
            <text:p>28.1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8.17">
            <text:p>28.17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9.4">
            <text:p>9.40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9.4">
            <text:p>9.4000</text:p>
          </table:table-cell>
          <table:table-cell table:style-name="ce4" table:formula="of:=[.S34]" office:value-type="float" office:value="19.59">
            <text:p>19.590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9.59">
            <text:p>19.5900</text:p>
          </table:table-cell>
          <table:table-cell table:style-name="ce4" table:formula="of:=[.V34]" office:value-type="float" office:value="0.809">
            <text:p>0.809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809">
            <text:p>0.8090</text:p>
          </table:table-cell>
          <table:table-cell table:style-name="ce4" table:formula="of:=[.Y34]" office:value-type="float" office:value="0.8">
            <text:p>0.80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8">
            <text:p>0.80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8.17">
            <text:p>28.1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7.8910891089109">
            <text:p>27.8911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9.4">
            <text:p>9.40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9.30693069306931">
            <text:p>9.3069</text:p>
          </table:table-cell>
          <table:table-cell table:style-name="ce4" table:formula="of:=[.S35]" office:value-type="float" office:value="19.59">
            <text:p>19.590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9.3960396039604">
            <text:p>19.3960</text:p>
          </table:table-cell>
          <table:table-cell table:style-name="ce4" table:formula="of:=[.V35]" office:value-type="float" office:value="0.809">
            <text:p>0.809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800990099009901">
            <text:p>0.8010</text:p>
          </table:table-cell>
          <table:table-cell table:style-name="ce4" table:formula="of:=[.Y35]" office:value-type="float" office:value="0.8">
            <text:p>0.80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792079207920792">
            <text:p>0.7921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8.17">
            <text:p>28.1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7.614939711793">
            <text:p>27.6149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9.4">
            <text:p>9.40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9.21478286442506">
            <text:p>9.2148</text:p>
          </table:table-cell>
          <table:table-cell table:style-name="ce4" table:formula="of:=[.S36]" office:value-type="float" office:value="19.59">
            <text:p>19.590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9.2039996078816">
            <text:p>19.2040</text:p>
          </table:table-cell>
          <table:table-cell table:style-name="ce4" table:formula="of:=[.V36]" office:value-type="float" office:value="0.809">
            <text:p>0.809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793059503970199">
            <text:p>0.7931</text:p>
          </table:table-cell>
          <table:table-cell table:style-name="ce4" table:formula="of:=[.Y36]" office:value-type="float" office:value="0.8">
            <text:p>0.80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784236839525537">
            <text:p>0.784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8.17">
            <text:p>28.1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7.3415244671217">
            <text:p>27.3415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9.4">
            <text:p>9.40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9.12354739051986">
            <text:p>9.1235</text:p>
          </table:table-cell>
          <table:table-cell table:style-name="ce4" table:formula="of:=[.S37]" office:value-type="float" office:value="19.59">
            <text:p>19.590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9.0138609979026">
            <text:p>19.0139</text:p>
          </table:table-cell>
          <table:table-cell table:style-name="ce4" table:formula="of:=[.V37]" office:value-type="float" office:value="0.809">
            <text:p>0.809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785207429673464">
            <text:p>0.7852</text:p>
          </table:table-cell>
          <table:table-cell table:style-name="ce4" table:formula="of:=[.Y37]" office:value-type="float" office:value="0.8">
            <text:p>0.80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776472118342115">
            <text:p>0.776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8.17">
            <text:p>28.1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7.0708163040809">
            <text:p>27.0708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9.4">
            <text:p>9.40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9.03321523813847">
            <text:p>9.0332</text:p>
          </table:table-cell>
          <table:table-cell table:style-name="ce4" table:formula="of:=[.S38]" office:value-type="float" office:value="19.59">
            <text:p>19.590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8.8256049484184">
            <text:p>18.8256</text:p>
          </table:table-cell>
          <table:table-cell table:style-name="ce4" table:formula="of:=[.V38]" office:value-type="float" office:value="0.809">
            <text:p>0.809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777433098686598">
            <text:p>0.7774</text:p>
          </table:table-cell>
          <table:table-cell table:style-name="ce4" table:formula="of:=[.Y38]" office:value-type="float" office:value="0.8">
            <text:p>0.80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768784275586253">
            <text:p>0.768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8.17">
            <text:p>28.1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6.8027884198821">
            <text:p>26.8028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9.4">
            <text:p>9.40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8.94377746350344">
            <text:p>8.9438</text:p>
          </table:table-cell>
          <table:table-cell table:style-name="ce4" table:formula="of:=[.S39]" office:value-type="float" office:value="19.59">
            <text:p>19.590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8.6392128202162">
            <text:p>18.6392</text:p>
          </table:table-cell>
          <table:table-cell table:style-name="ce4" table:formula="of:=[.V39]" office:value-type="float" office:value="0.809">
            <text:p>0.809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76973574127386">
            <text:p>0.7697</text:p>
          </table:table-cell>
          <table:table-cell table:style-name="ce4" table:formula="of:=[.Y39]" office:value-type="float" office:value="0.8">
            <text:p>0.80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761172550085399">
            <text:p>0.761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8.17">
            <text:p>28.1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6.537414277111">
            <text:p>26.5374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9.4">
            <text:p>9.40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8.85522521138954">
            <text:p>8.8552</text:p>
          </table:table-cell>
          <table:table-cell table:style-name="ce4" table:formula="of:=[.S40]" office:value-type="float" office:value="19.59">
            <text:p>19.590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8.4546661586299">
            <text:p>18.4547</text:p>
          </table:table-cell>
          <table:table-cell table:style-name="ce4" table:formula="of:=[.V40]" office:value-type="float" office:value="0.809">
            <text:p>0.809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762114595320653">
            <text:p>0.7621</text:p>
          </table:table-cell>
          <table:table-cell table:style-name="ce4" table:formula="of:=[.Y40]" office:value-type="float" office:value="0.8">
            <text:p>0.80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753636188203365">
            <text:p>0.753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8.17">
            <text:p>28.1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6.2746676011">
            <text:p>26.2747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9.4">
            <text:p>9.40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8.76754971424707">
            <text:p>8.7675</text:p>
          </table:table-cell>
          <table:table-cell table:style-name="ce4" table:formula="of:=[.S41]" office:value-type="float" office:value="19.59">
            <text:p>19.590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8.2719466917128">
            <text:p>18.2719</text:p>
          </table:table-cell>
          <table:table-cell table:style-name="ce4" table:formula="of:=[.V41]" office:value-type="float" office:value="0.809">
            <text:p>0.809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754568906258073">
            <text:p>0.7546</text:p>
          </table:table-cell>
          <table:table-cell table:style-name="ce4" table:formula="of:=[.Y41]" office:value-type="float" office:value="0.8">
            <text:p>0.80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746174443765708">
            <text:p>0.746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8.17">
            <text:p>28.1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6.0145223773267">
            <text:p>26.0145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9.4">
            <text:p>9.40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8.68074229133374">
            <text:p>8.6807</text:p>
          </table:table-cell>
          <table:table-cell table:style-name="ce4" table:formula="of:=[.S42]" office:value-type="float" office:value="19.59">
            <text:p>19.590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8.0910363284285">
            <text:p>18.0910</text:p>
          </table:table-cell>
          <table:table-cell table:style-name="ce4" table:formula="of:=[.V42]" office:value-type="float" office:value="0.809">
            <text:p>0.809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747097926988191">
            <text:p>0.7471</text:p>
          </table:table-cell>
          <table:table-cell table:style-name="ce4" table:formula="of:=[.Y42]" office:value-type="float" office:value="0.8">
            <text:p>0.80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73878657798585">
            <text:p>0.7388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8.17">
            <text:p>28.1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5.7569528488384">
            <text:p>25.7570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9.4">
            <text:p>9.40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8.59479434785519">
            <text:p>8.5948</text:p>
          </table:table-cell>
          <table:table-cell table:style-name="ce4" table:formula="of:=[.S43]" office:value-type="float" office:value="19.59">
            <text:p>19.590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7.9119171568599">
            <text:p>17.9119</text:p>
          </table:table-cell>
          <table:table-cell table:style-name="ce4" table:formula="of:=[.V43]" office:value-type="float" office:value="0.809">
            <text:p>0.809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73970091781009">
            <text:p>0.7397</text:p>
          </table:table-cell>
          <table:table-cell table:style-name="ce4" table:formula="of:=[.Y43]" office:value-type="float" office:value="0.8">
            <text:p>0.80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73147185939193">
            <text:p>0.731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8.17">
            <text:p>28.1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5.5019335137013">
            <text:p>25.5019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9.4">
            <text:p>9.40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8.50969737411404">
            <text:p>8.5097</text:p>
          </table:table-cell>
          <table:table-cell table:style-name="ce4" table:formula="of:=[.S44]" office:value-type="float" office:value="19.59">
            <text:p>19.590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7.7345714424355">
            <text:p>17.7346</text:p>
          </table:table-cell>
          <table:table-cell table:style-name="ce4" table:formula="of:=[.V44]" office:value-type="float" office:value="0.809">
            <text:p>0.809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732377146346624">
            <text:p>0.7324</text:p>
          </table:table-cell>
          <table:table-cell table:style-name="ce4" table:formula="of:=[.Y44]" office:value-type="float" office:value="0.8">
            <text:p>0.80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724229563754387">
            <text:p>0.72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2015／02／06</text:date>, <text:time>10:04:5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06T10:04:52.68</dc:date>
    <meta:editing-duration>P15DT20H44M16S</meta:editing-duration>
    <meta:editing-cycles>42</meta:editing-cycles>
    <meta:generator>OpenOffice/4.1.1$Win32 OpenOffice.org_project/411m6$Build-9775</meta:generator>
    <meta:document-statistic meta:table-count="5" meta:cell-count="2241" meta:object-count="0"/>
  </office:meta>
</office:document-meta>
</file>